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8_10-30-3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83 E-139-34-49.2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8_11-54-51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99 E-139-34-49.71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8_14-14-48_000.jpg</text:p>
          </table:table-cell>
          <table:table-cell table:style-name="ce22" office:value-type="string">
            <text:p>:m RES 1-2*2 / free# JVEMV6 37#tmp_9IIU_1 / 37. miscs of miscs / tmp / 9IIU / SARS</text:p>
          </table:table-cell>
          <table:table-cell table:style-name="ce31"/>
          <table:table-cell table:style-name="ce3"/>
          <table:table-cell table:style-name="ce3" office:value-type="string">
            <text:p>N-35-35-28.55 E-139-34-49.71</text:p>
          </table:table-cell>
          <table:table-cell table:style-name="ce32" table:formula="of:=IF([.E4]=&quot;&quot;;[.C4];CONCATENATE([.C4];&quot; / &quot;;[.E4]))" office:value-type="string" office:string-value=":m RES 1-2*2 / free# JVEMV6 37#tmp_9IIU_1 / 37. miscs of miscs / tmp / 9IIU / SARS">
            <text:p>:m RES 1-2*2 / free# JVEMV6 37#tmp_9IIU_1 / 37. miscs of miscs / tmp / 9IIU / SAR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8_15-34-00_000.jpg</text:p>
          </table:table-cell>
          <table:table-cell table:style-name="ce22" office:value-type="string">
            <text:p>:m 1-2*3 res / JVEMV6 41#8.1.1_5 / 41. economics / 8. currency / 1. various / 1. レポ取引 / N1YO</text:p>
          </table:table-cell>
          <table:table-cell table:style-name="ce23"/>
          <table:table-cell table:style-name="ce3"/>
          <table:table-cell table:style-name="ce3" office:value-type="string">
            <text:p>N-35-35-28.92 E-139-34-50.2</text:p>
          </table:table-cell>
          <table:table-cell table:style-name="ce32" table:formula="of:=IF([.E5]=&quot;&quot;;[.C5];CONCATENATE([.C5];&quot; / &quot;;[.E5]))" office:value-type="string" office:string-value=":m 1-2*3 res / JVEMV6 41#8.1.1_5 / 41. economics / 8. currency / 1. various / 1. レポ取引 / N1YO">
            <text:p>:m 1-2*3 res / JVEMV6 41#8.1.1_5 / 41. economics / 8. currency / 1. various / 1. レポ取引 / N1YO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8_15-34-30_000.jpg</text:p>
          </table:table-cell>
          <table:table-cell table:style-name="ce22" office:value-type="string">
            <text:p>:m 3*3 res / JVEMV6 41#8.1.1_5 / 41. economics / 8. currency / 1. various / 1. レポ取引 / N1YO</text:p>
          </table:table-cell>
          <table:table-cell table:style-name="ce23"/>
          <table:table-cell table:style-name="ce3"/>
          <table:table-cell table:style-name="ce3" office:value-type="string">
            <text:p>N-35-35-28.42 E-139-34-49.49</text:p>
          </table:table-cell>
          <table:table-cell table:style-name="ce32" table:formula="of:=IF([.E6]=&quot;&quot;;[.C6];CONCATENATE([.C6];&quot; / &quot;;[.E6]))" office:value-type="string" office:string-value=":m 3*3 res / JVEMV6 41#8.1.1_5 / 41. economics / 8. currency / 1. various / 1. レポ取引 / N1YO">
            <text:p>:m 3*3 res / JVEMV6 41#8.1.1_5 / 41. economics / 8. currency / 1. various / 1. レポ取引 / N1YO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8_16-00-37_000.jpg</text:p>
          </table:table-cell>
          <table:table-cell table:style-name="ce22" office:value-type="string">
            <text:p>:m 東和 PHOTO / 200215sa / 学芸大学駅 / こぶしえん新築工事 / １名 / テクノキャリア（扶桑電気）（東亜建設工業） / 日誌</text:p>
          </table:table-cell>
          <table:table-cell table:style-name="ce14"/>
          <table:table-cell table:style-name="ce3"/>
          <table:table-cell table:style-name="ce3" office:value-type="string">
            <text:p>N-35-35-28.37 E-139-34-48.72</text:p>
          </table:table-cell>
          <table:table-cell table:style-name="ce32" table:formula="of:=IF([.E7]=&quot;&quot;;[.C7];CONCATENATE([.C7];&quot; / &quot;;[.E7]))" office:value-type="string" office:string-value=":m 東和 PHOTO / 200215sa / 学芸大学駅 / こぶしえん新築工事 / １名 / テクノキャリア（扶桑電気）（東亜建設工業） / 日誌">
            <text:p>:m 東和 PHOTO / 200215sa / 学芸大学駅 / こぶしえん新築工事 / １名 / テクノキャリア（扶桑電気）（東亜建設工業） / 日誌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8_17-00-08_000.jpg</text:p>
          </table:table-cell>
          <table:table-cell table:style-name="ce16" office:value-type="string">
            <text:p>:bookmemo / 読んだ本 / 『日本的革命の哲学』 / 著者=山本七平 / 途中</text:p>
          </table:table-cell>
          <table:table-cell table:style-name="ce15"/>
          <table:table-cell table:style-name="ce3"/>
          <table:table-cell table:style-name="ce3" office:value-type="string">
            <text:p>N-35-35-28.49 E-139-34-49.49</text:p>
          </table:table-cell>
          <table:table-cell table:style-name="ce32" table:formula="of:=IF([.E8]=&quot;&quot;;[.C8];CONCATENATE([.C8];&quot; / &quot;;[.E8]))" office:value-type="string" office:string-value=":bookmemo / 読んだ本 / 『日本的革命の哲学』 / 著者=山本七平 / 途中">
            <text:p>:bookmemo / 読んだ本 / 『日本的革命の哲学』 / 著者=山本七平 / 途中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8_17-00-31_000.jpg</text:p>
          </table:table-cell>
          <table:table-cell table:style-name="ce16" office:value-type="string">
            <text:p>:bookmemo / 読んだ本 / 『日本的革命の哲学』 / 著者=山本七平 / 途中　ここまで</text:p>
          </table:table-cell>
          <table:table-cell table:style-name="ce15"/>
          <table:table-cell table:style-name="ce3"/>
          <table:table-cell table:style-name="ce3" office:value-type="string">
            <text:p>N-35-35-28.6 E-139-34-49.54</text:p>
          </table:table-cell>
          <table:table-cell table:style-name="ce32" table:formula="of:=IF([.E9]=&quot;&quot;;[.C9];CONCATENATE([.C9];&quot; / &quot;;[.E9]))" office:value-type="string" office:string-value=":bookmemo / 読んだ本 / 『日本的革命の哲学』 / 著者=山本七平 / 途中　ここまで">
            <text:p>:bookmemo / 読んだ本 / 『日本的革命の哲学』 / 著者=山本七平 / 途中　ここまで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8_17-02-01_000.jpg</text:p>
          </table:table-cell>
          <table:table-cell table:style-name="ce17" office:value-type="string">
            <text:p>:m 1*1 RES / 245 / 『日本的革命の哲学』　山本七平 / p.286</text:p>
          </table:table-cell>
          <table:table-cell table:style-name="ce15"/>
          <table:table-cell table:style-name="ce3"/>
          <table:table-cell table:style-name="ce3" office:value-type="string">
            <text:p>N-35-35-28.75 E-139-34-49.43</text:p>
          </table:table-cell>
          <table:table-cell table:style-name="ce32" table:formula="of:=IF([.E10]=&quot;&quot;;[.C10];CONCATENATE([.C10];&quot; / &quot;;[.E10]))" office:value-type="string" office:string-value=":m 1*1 RES / 245 / 『日本的革命の哲学』　山本七平 / p.286">
            <text:p>:m 1*1 RES / 245 / 『日本的革命の哲学』　山本七平 / p.28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8_17-36-48_000.jpg</text:p>
          </table:table-cell>
          <table:table-cell table:style-name="ce17" office:value-type="string">
            <text:p>:m 1*1 RES / 245 / 『「通貨」を知れば世界が読める』　浜矩子 / p.93</text:p>
          </table:table-cell>
          <table:table-cell table:style-name="ce16"/>
          <table:table-cell table:style-name="ce3"/>
          <table:table-cell table:style-name="ce3" office:value-type="string">
            <text:p>N-35-35-28.42 E-139-34-49.43</text:p>
          </table:table-cell>
          <table:table-cell table:style-name="ce32" table:formula="of:=IF([.E11]=&quot;&quot;;[.C11];CONCATENATE([.C11];&quot; / &quot;;[.E11]))" office:value-type="string" office:string-value=":m 1*1 RES / 245 / 『「通貨」を知れば世界が読める』　浜矩子 / p.93">
            <text:p>:m 1*1 RES / 245 / 『「通貨」を知れば世界が読める』　浜矩子 / p.93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8_20-42-41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8_23-00-04_000.jpg</text:p>
          </table:table-cell>
          <table:table-cell table:style-name="ce16" office:value-type="string">
            <text:p>:PHOTO 記録 / PC画面 / デスクトップPC / 「IWJ」 / 寄付金、入金 / 2000</text:p>
          </table:table-cell>
          <table:table-cell table:style-name="ce17"/>
          <table:table-cell table:style-name="ce3"/>
          <table:table-cell table:style-name="ce3" office:value-type="string">
            <text:p>N-35-35-28.56 E-139-34-49.43</text:p>
          </table:table-cell>
          <table:table-cell table:style-name="ce32" table:formula="of:=IF([.E13]=&quot;&quot;;[.C13];CONCATENATE([.C13];&quot; / &quot;;[.E13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8_23-01-49_000.jpg</text:p>
          </table:table-cell>
          <table:table-cell table:style-name="ce16" office:value-type="string">
            <text:p>:PHOTO 記録 / PC画面 / デスクトップPC / 「IWJ」 / 寄付金、入金 / 2000</text:p>
          </table:table-cell>
          <table:table-cell table:style-name="ce23"/>
          <table:table-cell table:style-name="ce3"/>
          <table:table-cell table:style-name="ce3" office:value-type="string">
            <text:p>N-35-35-28.56 E-139-34-49.27</text:p>
          </table:table-cell>
          <table:table-cell table:style-name="ce32" table:formula="of:=IF([.E14]=&quot;&quot;;[.C14];CONCATENATE([.C14];&quot; / &quot;;[.E14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18_23-04-22_000.jpg</text:p>
          </table:table-cell>
          <table:table-cell table:style-name="ce16" office:value-type="string">
            <text:p>:PHOTO 記録 / PC画面 / デスクトップPC / 「IWJ」 / 寄付金、入金 / 2000</text:p>
          </table:table-cell>
          <table:table-cell table:style-name="ce15"/>
          <table:table-cell table:style-name="ce3"/>
          <table:table-cell table:style-name="ce3" office:value-type="string">
            <text:p>N-35-35-28.57 E-139-34-49.22</text:p>
          </table:table-cell>
          <table:table-cell table:style-name="ce32" table:formula="of:=IF([.E15]=&quot;&quot;;[.C15];CONCATENATE([.C15];&quot; / &quot;;[.E15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19_00-07-04_000.png</text:p>
          </table:table-cell>
          <table:table-cell table:style-name="ce6" office:value-type="string">
            <text:p>:m / daylog メモ / 2020-0218 / TEMPLATE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m / daylog メモ / 2020-0218 / TEMPLATE">
            <text:p>:m / daylog メモ / 2020-0218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19_01-43-01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 office:value-type="string">
            <text:p>N-35-35-28.4 E-139-34-49.22</text:p>
          </table:table-cell>
          <table:table-cell table:style-name="ce32" table:formula="of:=IF([.E17]=&quot;&quot;;[.C17];CONCATENATE([.C17];&quot; / &quot;;[.E1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2-19_01-44-39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52 E-139-34-49.16</text:p>
          </table:table-cell>
          <table:table-cell table:style-name="ce32" table:formula="of:=IF([.E18]=&quot;&quot;;[.C18];CONCATENATE([.C18];&quot; / &quot;;[.E18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2-19_07-45-06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34 E-139-34-49.6</text:p>
          </table:table-cell>
          <table:table-cell table:style-name="ce32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2-19_08-34-14_000.jpg</text:p>
          </table:table-cell>
          <table:table-cell table:style-name="ce6" office:value-type="string">
            <text:p>:i FX / prog / php / gen-stats-data</text:p>
          </table:table-cell>
          <table:table-cell table:style-name="ce15"/>
          <table:table-cell table:style-name="ce3"/>
          <table:table-cell table:style-name="ce3" office:value-type="string">
            <text:p>N-35-35-28.4 E-139-34-49.82</text:p>
          </table:table-cell>
          <table:table-cell table:style-name="ce32" table:formula="of:=IF([.E20]=&quot;&quot;;[.C20];CONCATENATE([.C20];&quot; / &quot;;[.E20]))" office:value-type="string" office:string-value=":i FX / prog / php / gen-stats-data">
            <text:p>:i FX / prog / php / gen-stats-data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2-19_08-34-34_000.jpg</text:p>
          </table:table-cell>
          <table:table-cell table:style-name="ce6" office:value-type="string">
            <text:p>:m :? 1*1 / res / econ / 信用創造、どうやって量を制限するか？</text:p>
          </table:table-cell>
          <table:table-cell table:style-name="ce16"/>
          <table:table-cell table:style-name="ce3"/>
          <table:table-cell table:style-name="ce3" office:value-type="string">
            <text:p>N-35-35-29.18 E-139-34-49.16</text:p>
          </table:table-cell>
          <table:table-cell table:style-name="ce32" table:formula="of:=IF([.E21]=&quot;&quot;;[.C21];CONCATENATE([.C21];&quot; / &quot;;[.E21]))" office:value-type="string" office:string-value=":m :? 1*1 / res / econ / 信用創造、どうやって量を制限するか？">
            <text:p>:m :? 1*1 / res / econ / 信用創造、どうやって量を制限するか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2-10_16-42-10.m4a</text:p>
          </table:table-cell>
          <table:table-cell table:style-name="ce6" office:value-type="string">
            <text:p>:VOICE-MEMO / @自室 / 記録 / harp / 演奏、play / h-2018-0210-1 / ??,k.G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OICE-MEMO / @自室 / 記録 / harp / 演奏、play / h-2018-0210-1 / ??,k.G">
            <text:p>:VOICE-MEMO / @自室 / 記録 / harp / 演奏、play / h-2018-0210-1 / ??,k.G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2-10_16-44-13.m4a</text:p>
          </table:table-cell>
          <table:table-cell table:style-name="ce6" office:value-type="string">
            <text:p>:VOICE-MEMO / @自室 / 記録 / harp / 演奏、play / h-2018-0210-2 / ??,k.G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OICE-MEMO / @自室 / 記録 / harp / 演奏、play / h-2018-0210-2 / ??,k.G">
            <text:p>:VOICE-MEMO / @自室 / 記録 / harp / 演奏、play / h-2018-0210-2 / ??,k.G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2-10_16-55-30.m4a</text:p>
          </table:table-cell>
          <table:table-cell table:style-name="ce6" office:value-type="string">
            <text:p>:VOICE-MEMO / @自室 / 記録 / harp / 演奏、play / h-2018-0210-3 / ??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OICE-MEMO / @自室 / 記録 / harp / 演奏、play / h-2018-0210-3 / ??">
            <text:p>:VOICE-MEMO / @自室 / 記録 / harp / 演奏、play / h-2018-0210-3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2-11_17-10-58.m4a</text:p>
          </table:table-cell>
          <table:table-cell table:style-name="ce6" office:value-type="string">
            <text:p>:VOICE-MEMO / @自室 / 記録 / harp / 演奏、play / h-2018-0211-1 / ??,todays-song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VOICE-MEMO / @自室 / 記録 / harp / 演奏、play / h-2018-0211-1 / ??,todays-song">
            <text:p>:VOICE-MEMO / @自室 / 記録 / harp / 演奏、play / h-2018-0211-1 / ??,todays-song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2-12_15-32-18.m4a</text:p>
          </table:table-cell>
          <table:table-cell table:style-name="ce6" office:value-type="string">
            <text:p>:VOICE-MEMO / @自室 / 記録 / harp / 演奏、play / h-2018-0212-1 / ??,wow-wow,cake-id=23925</text:p>
          </table:table-cell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OICE-MEMO / @自室 / 記録 / harp / 演奏、play / h-2018-0212-1 / ??,wow-wow,cake-id=23925">
            <text:p>:VOICE-MEMO / @自室 / 記録 / harp / 演奏、play / h-2018-0212-1 / ??,wow-wow,cake-id=2392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60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2020/02/19</text:date>, <text:time>09:40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9T09:40:53.32</dc:date>
    <dc:creator>iwabuchi ken</dc:creator>
    <meta:editing-duration>P17DT15H36M6S</meta:editing-duration>
    <meta:editing-cycles>7022</meta:editing-cycles>
    <meta:document-statistic meta:table-count="1" meta:cell-count="784" meta:object-count="0"/>
  </office:meta>
</office:document-meta>
</file>